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Feuille1">
        <table:table-row>
          <table:table-cell/>
          <table:table-cell table:style-name="pd1" office:value-type="float" office:value="0">
            <text:p/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">
            <text:p>2</text:p>
          </table:table-cell>
          <table:table-cell table:style-name="pd1" office:value-type="float" office:value="3">
            <text:p>3</text:p>
          </table:table-cell>
          <table:table-cell table:style-name="pd1" office:value-type="float" office:value="4">
            <text:p>4</text:p>
          </table:table-cell>
          <table:table-cell table:style-name="pd1" office:value-type="float" office:value="5">
            <text:p>5</text:p>
          </table:table-cell>
          <table:table-cell table:style-name="pd1" office:value-type="float" office:value="6">
            <text:p>6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FRP société">
            <text:p>FRP société</text:p>
          </table:table-cell>
          <table:table-cell office:value-type="string" office:value="FRP opposant">
            <text:p>FRP opposant</text:p>
          </table:table-cell>
          <table:table-cell office:value-type="string" office:value="Montant">
            <text:p>Montant</text:p>
          </table:table-cell>
          <table:table-cell office:value-type="string" office:value="Date d’effet = date réception SATD">
            <text:p>Date d’effet = date réception SATD</text:p>
          </table:table-cell>
          <table:table-cell office:value-type="string" office:value="Réf jugement validité = réf SATD">
            <text:p>Réf jugement validité = réf SATD</text:p>
          </table:table-cell>
          <table:table-cell office:value-type="string" office:value="Numéro d'Opération">
            <text:p>Numéro d'Opération</text:p>
          </table:table-cell>
          <table:table-cell office:value-type="string" office:value="Fait">
            <text:p>Fait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date" office:date-value="2022-12-19">
            <text:p>12/19/22</text:p>
          </table:table-cell>
          <table:table-cell office:value-type="string" office:value="SATD4">
            <text:p>SATD4</text:p>
          </table:table-cell>
          <table:table-cell office:value-type="string" office:value="AAA543">
            <text:p>AAA543</text:p>
          </table:table-cell>
          <table:table-cell office:value-type="string" office:value="X">
            <text:p>X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date" office:date-value="2022-12-20">
            <text:p>12/20/22</text:p>
          </table:table-cell>
          <table:table-cell office:value-type="string" office:value="SATD5">
            <text:p>SATD5</text:p>
          </table:table-cell>
          <table:table-cell office:value-type="string" office:value="AAA544">
            <text:p>AAA544</text:p>
          </table:table-cell>
          <table:table-cell office:value-type="string" office:value="X">
            <text:p>X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date" office:date-value="2022-12-21">
            <text:p>12/21/22</text:p>
          </table:table-cell>
          <table:table-cell office:value-type="string" office:value="SATD6">
            <text:p>SATD6</text:p>
          </table:table-cell>
          <table:table-cell office:value-type="string" office:value="AAA545">
            <text:p>AAA545</text:p>
          </table:table-cell>
          <table:table-cell office:value-type="string" office:value="X">
            <text:p>X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